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hat is Machine Learning?</text:h>
      <text:p text:style-name="Text_20_body"/>
      <text:p text:style-name="Text_20_body">Two definitions of Machine Learning are offered. Arthur Samuel described it as: "the field of study that gives computers the ability to learn without being explicitly programmed." This is an older, informal definition.</text:p>
      <text:p text:style-name="Text_20_body">Tom Mitchell provides a more modern definition: "A computer program is said to learn from experience E with respect to some class of tasks T and performance measure P, if its performance at tasks in T, as measured by P, improves with experience E."</text:p>
      <text:p text:style-name="Text_20_body">Example: playing checkers.</text:p>
      <text:p text:style-name="Text_20_body">E = the experience of playing many games of checkers</text:p>
      <text:p text:style-name="Text_20_body">T = the task of playing checkers.</text:p>
      <text:p text:style-name="Text_20_body">P = the probability that the program will win the next game.</text:p>
      <text:p text:style-name="Text_20_body">In general, any machine learning problem can be assigned to one of two broad classifications:</text:p>
      <text:p text:style-name="Text_20_body">Supervised learning and Unsupervised learn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12:20:01.705832309</dc:date>
    <meta:editing-duration>PT1M25S</meta:editing-duration>
    <meta:editing-cycles>1</meta:editing-cycles>
    <meta:document-statistic meta:table-count="0" meta:image-count="0" meta:object-count="0" meta:page-count="1" meta:paragraph-count="9" meta:word-count="133" meta:character-count="801" meta:non-whitespace-character-count="677"/>
    <meta:generator>LibreOffice/6.2.2.2$Linux_X86_64 LibreOffice_project/20$Build-2</meta:generator>
  </office:meta>
</office:document-meta>
</file>